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33CDDC8E48767F6322E.png" manifest:media-type="image/png"/>
  <manifest:file-entry manifest:full-path="Pictures/10000001000003D5000001AAD4A049DC02747F80.png" manifest:media-type="image/png"/>
  <manifest:file-entry manifest:full-path="Pictures/10000001000004C4000002EB94808CD7E8D3A9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5.265cm" svg:y="-2cm" svg:width="7.59cm" svg:height="6.38cm" draw:z-index="0"><draw:image xlink:href="Pictures/10000001000004C4000002EB94808CD7E8D3A91A.png" xlink:type="simple" xlink:show="embed" xlink:actuate="onLoad" draw:mime-type="image/png"/></draw:frame><draw:frame draw:style-name="fr1" draw:name="Image2" text:anchor-type="char" svg:x="7.502cm" svg:y="-0.168cm" svg:width="10.545cm" svg:height="4.579cm" draw:z-index="1"><draw:image xlink:href="Pictures/10000001000003D5000001AAD4A049DC02747F80.png" xlink:type="simple" xlink:show="embed" xlink:actuate="onLoad" draw:mime-type="image/png"/></draw:frame><draw:frame draw:style-name="fr1" draw:name="Image3" text:anchor-type="char" svg:x="-1.471cm" svg:y="5.678cm" svg:width="12.603cm" svg:height="13.023cm" draw:z-index="2"><draw:image xlink:href="Pictures/10000001000003D90000033CDDC8E48767F632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5:17:52.791301853</meta:creation-date>
    <dc:date>2024-11-27T15:24:25.129573357</dc:date>
    <meta:editing-duration>PT6M3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